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87cm" svg:height="8.711cm" svg:x="0.004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7:41:38.409820662</dc:date>
    <meta:editing-duration>PT4M8S</meta:editing-duration>
    <meta:editing-cycles>24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8cm" svg:height="8.712cm" xlink:href="." xlink:type="simple" chart:class="chart:scatter" chart:style-name="ch1">
        <chart:plot-area chart:style-name="ch2" chart:data-source-has-labels="both" svg:x="0.309cm" svg:y="0.174cm" svg:width="14.87cm" svg:height="8.364cm">
          <chartooo:coordinate-region svg:x="0.851cm" svg:y="0.373cm" svg:width="14.234cm" svg:height="7.96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772542485937369">
                <text:p>0.77254248593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56976298823284">
                <text:p>0.156976298823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68453286464312">
                <text:p>-0.468453286464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468453286464312">
                <text:p>-0.468453286464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56976298823282">
                <text:p>0.156976298823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772542485937367">
                <text:p>0.772542485937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468453286464313">
                <text:p>-0.468453286464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59355997437173">
                <text:p>-1.59355997437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68453286464314">
                <text:p>-0.468453286464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56976298823281">
                <text:p>0.156976298823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772542485937368">
                <text:p>0.772542485937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772542485937366">
                <text:p>0.772542485937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56976298823279">
                <text:p>0.156976298823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468453286464312">
                <text:p>-0.468453286464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6444822891268">
                <text:p>-1.06444822891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468453286464315">
                <text:p>-0.468453286464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56976298823276">
                <text:p>0.156976298823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772542485937367">
                <text:p>0.772542485937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77254248593737">
                <text:p>0.77254248593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5697629882328">
                <text:p>0.15697629882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68453286464311">
                <text:p>-0.4684532864643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59355997437173">
                <text:p>-1.59355997437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48028675328619">
                <text:p>-2.480286753286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68453286464315">
                <text:p>-0.468453286464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56976298823276">
                <text:p>0.156976298823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772542485937366">
                <text:p>0.7725424859373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772542485937371">
                <text:p>0.7725424859373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56976298823281">
                <text:p>0.1569762988232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68453286464311">
                <text:p>-0.4684532864643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59355997437173">
                <text:p>-1.59355997437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2.4802867532862">
                <text:p>-2.4802867532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2.4802867532862">
                <text:p>-2.48028675328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2.02254248593738">
                <text:p>-2.022542485937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59355997437173">
                <text:p>-1.59355997437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468453286464316">
                <text:p>-0.468453286464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56976298823275">
                <text:p>0.15697629882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772542485937366">
                <text:p>0.7725424859373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82242156855353">
                <text:p>1.822421568553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772542485937372">
                <text:p>0.772542485937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5697629882329">
                <text:p>0.15697629882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468453286464319">
                <text:p>-0.4684532864643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4802867532862">
                <text:p>-2.4802867532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4802867532862">
                <text:p>-2.4802867532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32444121472063">
                <text:p>-2.32444121472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02254248593737">
                <text:p>-2.022542485937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59355997437172">
                <text:p>-1.59355997437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06444822891269">
                <text:p>-1.06444822891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68453286464326">
                <text:p>-0.4684532864643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56976298823283">
                <text:p>0.1569762988232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772542485937365">
                <text:p>0.7725424859373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33956698744749">
                <text:p>1.33956698744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82242156855352">
                <text:p>1.82242156855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19076670010966">
                <text:p>2.190766700109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42145790282158">
                <text:p>2.421457902821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